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04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doop" table:style-name="ta1">
        <table:shapes>
          <draw:frame draw:z-index="1" draw:id="id0" draw:style-name="a0" draw:name="Chart 1" svg:x="0.1752in" svg:y="3.7335in" svg:width="6.2252in" svg:height="4.33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8.7453in" svg:y="1.9921in" svg:width="6.3059in" svg:height="3.542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3" table:number-rows-spanned="1" table:style-name="ce4">
            <text:p>Time in seconds</text:p>
          </table:table-cell>
          <table:covered-table-cell table:number-columns-repeated="2"/>
          <table:table-cell table:style-name="ce1"/>
          <table:table-cell table:style-name="ce2"/>
          <table:table-cell office:value-type="string" table:number-columns-spanned="3" table:number-rows-spanned="1" table:style-name="ce4">
            <text:p>Throughput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string" table:style-name="ce2">
            <text:p>Nodes</text:p>
          </table:table-cell>
          <table:table-cell office:value-type="string" table:style-name="ce2">
            <text:p>1GB</text:p>
          </table:table-cell>
          <table:table-cell office:value-type="string" table:style-name="ce2">
            <text:p>10GB</text:p>
          </table:table-cell>
          <table:table-cell office:value-type="string" table:style-name="ce2">
            <text:p>1TB</text:p>
          </table:table-cell>
          <table:table-cell table:style-name="ce1"/>
          <table:table-cell office:value-type="string" table:style-name="ce2">
            <text:p>Nodes</text:p>
          </table:table-cell>
          <table:table-cell office:value-type="string" table:style-name="ce2">
            <text:p>1GB</text:p>
          </table:table-cell>
          <table:table-cell office:value-type="string" table:style-name="ce2">
            <text:p>10GB</text:p>
          </table:table-cell>
          <table:table-cell office:value-type="string" table:style-name="ce2">
            <text:p>1TB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4.942999999999998" table:style-name="ce2">
            <text:p>94.943</text:p>
          </table:table-cell>
          <table:table-cell office:value-type="float" office:value="1198" table:style-name="ce2">
            <text:p>1198</text:p>
          </table:table-cell>
          <table:table-cell office:value-type="float" office:value="84242.293000000005" table:style-name="ce2">
            <text:p>84242.293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0.532635370696102" table:formula="of:=(1*1000)/[.B5]" table:style-name="ce2">
            <text:p>10.53263537</text:p>
          </table:table-cell>
          <table:table-cell office:value-type="float" office:value="8.3472454090150254" table:formula="of:=(10*1000)/[.C5]" table:style-name="ce2">
            <text:p>8.347245409</text:p>
          </table:table-cell>
          <table:table-cell office:value-type="float" office:value="11.870522090370924" table:formula="of:=(1000*1000)/[.D5]" table:style-name="ce2">
            <text:p>11.87052209</text:p>
          </table:table-cell>
          <table:table-cell table:number-columns-repeated="16375" table:style-name="ce1"/>
        </table:table-row>
        <table:table-row table:style-name="ro1">
          <table:table-cell table:number-columns-repeated="10" table:style-name="ce1"/>
          <table:table-cell office:value-type="string" table:style-name="ce2">
            <text:p>Nodes</text:p>
          </table:table-cell>
          <table:table-cell office:value-type="string" table:style-name="ce2">
            <text:p>Throughput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table:style-name="ce1">
            <text:p>1 Node</text:p>
          </table:table-cell>
          <table:table-cell office:value-type="float" office:value="8.3472454090150308" table:style-name="ce2">
            <text:p>8.347245409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number-columns-spanned="2" table:number-rows-spanned="1" table:style-name="ce4">
            <text:p>Time in seconds</text:p>
          </table:table-cell>
          <table:covered-table-cell/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4">
            <text:p>Throughput</text:p>
          </table:table-cell>
          <table:covered-table-cell/>
          <table:table-cell table:number-columns-repeated="2" table:style-name="ce1"/>
          <table:table-cell office:value-type="string" table:style-name="ce2">
            <text:p>16 Node</text:p>
          </table:table-cell>
          <table:table-cell office:value-type="float" office:value="13.4187427362668" table:style-name="ce2">
            <text:p>13.4187427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odes</text:p>
          </table:table-cell>
          <table:table-cell office:value-type="string" table:style-name="ce2">
            <text:p>1GB</text:p>
          </table:table-cell>
          <table:table-cell office:value-type="string" table:style-name="ce2">
            <text:p>100GB</text:p>
          </table:table-cell>
          <table:table-cell table:number-columns-repeated="2" table:style-name="ce1"/>
          <table:table-cell office:value-type="string" table:style-name="ce2">
            <text:p>Nodes</text:p>
          </table:table-cell>
          <table:table-cell office:value-type="string" table:style-name="ce2">
            <text:p>1GB</text:p>
          </table:table-cell>
          <table:table-cell office:value-type="string" table:style-name="ce2">
            <text:p>100GB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52.890999999999998" table:style-name="ce2">
            <text:p>52.891</text:p>
          </table:table-cell>
          <table:table-cell office:value-type="float" office:value="7452.2629999999999" table:style-name="ce2">
            <text:p>7452.263</text:p>
          </table:table-cell>
          <table:table-cell table:number-columns-repeated="2" table:style-name="ce1"/>
          <table:table-cell office:value-type="float" office:value="16" table:style-name="ce2">
            <text:p>16</text:p>
          </table:table-cell>
          <table:table-cell office:value-type="float" office:value="18.906808341683842" table:formula="of:=(1*1000)/[.B10]" table:style-name="ce2">
            <text:p>18.90680834</text:p>
          </table:table-cell>
          <table:table-cell office:value-type="float" office:value="13.418742736266823" table:formula="of:=(100*1000)/[.C10]" table:style-name="ce2">
            <text:p>13.41874274</text:p>
          </table:table-cell>
          <table:table-cell table:number-columns-repeated="16376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3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Spark" table:style-name="ta1">
        <table:shapes>
          <draw:frame draw:z-index="1" draw:id="id2" draw:style-name="a2" draw:name="Chart 1" svg:x="0.148in" svg:y="3.6252in" svg:width="6.3079in" svg:height="3.5366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Chart 2" svg:x="7.5965in" svg:y="1.7752in" svg:width="6.2276in" svg:height="3.7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3" table:number-columns-repeated="1637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Time in seconds</text:p>
          </table:table-cell>
          <table:table-cell table:style-name="ce1"/>
          <table:table-cell table:style-name="ce2"/>
          <table:table-cell office:value-type="string" table:style-name="ce2">
            <text:p>Throughput</text:p>
          </table:table-cell>
          <table:table-cell table:number-columns-repeated="3" table:style-name="ce1"/>
          <table:table-cell office:value-type="string" table:style-name="ce2">
            <text:p>Nodes</text:p>
          </table:table-cell>
          <table:table-cell office:value-type="string" table:style-name="ce2">
            <text:p>Throughput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odes</text:p>
          </table:table-cell>
          <table:table-cell office:value-type="string" table:style-name="ce2">
            <text:p>10GB</text:p>
          </table:table-cell>
          <table:table-cell table:style-name="ce1"/>
          <table:table-cell table:style-name="ce2"/>
          <table:table-cell office:value-type="string" table:style-name="ce2">
            <text:p>10GB</text:p>
          </table:table-cell>
          <table:table-cell table:number-columns-repeated="3" table:style-name="ce1"/>
          <table:table-cell office:value-type="string" table:style-name="ce1">
            <text:p>1 Nodes</text:p>
          </table:table-cell>
          <table:table-cell office:value-type="float" office:value="12.984247510919801" table:style-name="ce2">
            <text:p>12.9842475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1 Node</text:p>
          </table:table-cell>
          <table:table-cell office:value-type="float" office:value="770.16399999999999" table:style-name="ce2">
            <text:p>770.164</text:p>
          </table:table-cell>
          <table:table-cell table:style-name="ce1"/>
          <table:table-cell office:value-type="string" table:style-name="ce2">
            <text:p>1 Node</text:p>
          </table:table-cell>
          <table:table-cell office:value-type="float" office:value="12.984247510919753" table:formula="of:=(10*1000)/[.B7]" table:style-name="ce2">
            <text:p>12.98424751</text:p>
          </table:table-cell>
          <table:table-cell table:number-columns-repeated="3" table:style-name="ce1"/>
          <table:table-cell office:value-type="string" table:style-name="ce2">
            <text:p>16 Nodes</text:p>
          </table:table-cell>
          <table:table-cell office:value-type="float" office:value="114.342297388308" table:style-name="ce2">
            <text:p>114.3422974</text:p>
          </table:table-cell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Time in seconds</text:p>
          </table:table-cell>
          <table:table-cell table:style-name="ce1"/>
          <table:table-cell table:style-name="ce2"/>
          <table:table-cell office:value-type="string" table:style-name="ce2">
            <text:p>Throughpu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Nodes</text:p>
          </table:table-cell>
          <table:table-cell office:value-type="string" table:style-name="ce2">
            <text:p>100GB</text:p>
          </table:table-cell>
          <table:table-cell table:style-name="ce1"/>
          <table:table-cell table:style-name="ce2"/>
          <table:table-cell office:value-type="string" table:style-name="ce2">
            <text:p>100GB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16 Nodes</text:p>
          </table:table-cell>
          <table:table-cell office:value-type="float" office:value="874.56700000000001" table:style-name="ce2">
            <text:p>874.567</text:p>
          </table:table-cell>
          <table:table-cell table:style-name="ce1"/>
          <table:table-cell office:value-type="string" table:style-name="ce2">
            <text:p>16 Nodes</text:p>
          </table:table-cell>
          <table:table-cell office:value-type="float" office:value="114.34229738830759" table:formula="of:=(100*1000)/[.B14]" table:style-name="ce2">
            <text:p>114.3422974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ared-memory" table:style-name="ta1">
        <table:shapes>
          <draw:frame draw:z-index="1" draw:id="id4" draw:style-name="a4" draw:name="Chart 1" svg:x="7.111in" svg:y="1.8051in" svg:width="6.1413in" svg:height="4.2469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7138in" svg:y="1.7311in" svg:width="5.5488in" svg:height="4.4098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2" table:number-columns-repeated="14" table:default-cell-style-name="ce1"/>
        <table:table-column table:style-name="co3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5" table:number-rows-spanned="1" table:style-name="ce4">
            <text:p>Time in seconds</text:p>
          </table:table-cell>
          <table:covered-table-cell table:number-columns-repeated="4"/>
          <table:table-cell table:number-columns-repeated="2" table:style-name="ce1"/>
          <table:table-cell table:style-name="ce2"/>
          <table:table-cell office:value-type="string" table:number-columns-spanned="5" table:number-rows-spanned="1" table:style-name="ce4">
            <text:p>Throughput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1 Thread</text:p>
          </table:table-cell>
          <table:table-cell office:value-type="string" table:style-name="ce2">
            <text:p>2 Thread</text:p>
          </table:table-cell>
          <table:table-cell office:value-type="string" table:style-name="ce2">
            <text:p>4 Thread</text:p>
          </table:table-cell>
          <table:table-cell office:value-type="string" table:style-name="ce2">
            <text:p>6 Thread</text:p>
          </table:table-cell>
          <table:table-cell office:value-type="string" table:style-name="ce2">
            <text:p>8 Thread</text:p>
          </table:table-cell>
          <table:table-cell table:number-columns-repeated="2" table:style-name="ce1"/>
          <table:table-cell table:style-name="ce2"/>
          <table:table-cell office:value-type="string" table:style-name="ce2">
            <text:p>1 Thread</text:p>
          </table:table-cell>
          <table:table-cell office:value-type="string" table:style-name="ce2">
            <text:p>2 Thread</text:p>
          </table:table-cell>
          <table:table-cell office:value-type="string" table:style-name="ce2">
            <text:p>4 Thread</text:p>
          </table:table-cell>
          <table:table-cell office:value-type="string" table:style-name="ce2">
            <text:p>6 Thread</text:p>
          </table:table-cell>
          <table:table-cell office:value-type="string" table:style-name="ce2">
            <text:p>8 Thread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782.7759999999998" table:style-name="ce2">
            <text:p>4782.776</text:p>
          </table:table-cell>
          <table:table-cell office:value-type="float" office:value="4040.1030000000001" table:style-name="ce2">
            <text:p>4040.103</text:p>
          </table:table-cell>
          <table:table-cell office:value-type="float" office:value="3310.3339999999998" table:style-name="ce2">
            <text:p>3310.334</text:p>
          </table:table-cell>
          <table:table-cell office:value-type="float" office:value="3165.3449999999998" table:style-name="ce2">
            <text:p>3165.345</text:p>
          </table:table-cell>
          <table:table-cell office:value-type="float" office:value="3081.2869999999998" table:style-name="ce2">
            <text:p>3081.287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.0908359496660518" table:formula="of:=(10*1000)/[.B7]" table:style-name="ce2">
            <text:p>2.09083595</text:p>
          </table:table-cell>
          <table:table-cell office:value-type="float" office:value="2.4751844198031585" table:formula="of:=(10*1000)/[.C7]" table:style-name="ce2">
            <text:p>2.47518442</text:p>
          </table:table-cell>
          <table:table-cell office:value-type="float" office:value="3.0208432140080128" table:formula="of:=(10*1000)/[.D7]" table:style-name="ce2">
            <text:p>3.020843214</text:p>
          </table:table-cell>
          <table:table-cell office:value-type="float" office:value="3.1592132927058505" table:formula="of:=(10*1000)/[.E7]" table:style-name="ce2">
            <text:p>3.159213293</text:p>
          </table:table-cell>
          <table:table-cell office:value-type="float" office:value="3.2453971343792385" table:formula="of:=(10*1000)/[.F7]" table:style-name="ce2">
            <text:p>3.245397134</text:p>
          </table:table-cell>
          <table:table-cell table:number-columns-repeated="16370"/>
        </table:table-row>
        <table:table-row table:number-rows-repeated="1048569" table:style-name="ro1">
          <table:table-cell table:number-columns-repeated="16384"/>
        </table:table-row>
      </table:table>
      <table:table table:name="SparkVsHadoopVsSharedmemory" table:style-name="ta1">
        <table:shapes>
          <draw:frame draw:z-index="1" draw:id="id6" draw:style-name="a6" draw:name="Hadoop vs Spark vs Shared Memory" svg:x="7.0587in" svg:y="0.222in" svg:width="6.4657in" svg:height="3.7732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6.0366in" svg:y="5.8098in" svg:width="6.2988in" svg:height="3.5429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ystem</text:p>
          </table:table-cell>
          <table:table-cell office:value-type="string" table:style-name="ce2">
            <text:p>Throughput (for 1 Node) MB/Sec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Shared Memory</text:p>
          </table:table-cell>
          <table:table-cell office:value-type="float" office:value="3.2453971343792398" table:style-name="ce2">
            <text:p>3.245397134</text:p>
          </table:table-cell>
          <table:table-cell office:value-type="string" table:style-name="ce1">
            <text:p>1 nod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Hadoop</text:p>
          </table:table-cell>
          <table:table-cell office:value-type="float" office:value="8.3472454090150308" table:style-name="ce2">
            <text:p>8.347245409</text:p>
          </table:table-cell>
          <table:table-cell office:value-type="string" table:style-name="ce1">
            <text:p>1 nod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park</text:p>
          </table:table-cell>
          <table:table-cell office:value-type="float" office:value="12.984247510919801" table:style-name="ce2">
            <text:p>12.98424751</text:p>
          </table:table-cell>
          <table:table-cell office:value-type="string" table:style-name="ce1">
            <text:p>1 node</text:p>
          </table:table-cell>
          <table:table-cell table:number-columns-repeated="16380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ystem</text:p>
          </table:table-cell>
          <table:table-cell office:value-type="string" table:style-name="ce2">
            <text:p>Throughput (for 16 Node) MB/Sec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Shared Memory</text:p>
          </table:table-cell>
          <table:table-cell office:value-type="float" office:value="3.2453971343792398" table:style-name="ce2">
            <text:p>3.245397134</text:p>
          </table:table-cell>
          <table:table-cell office:value-type="string" table:style-name="ce1">
            <text:p>1 nod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Hadoop</text:p>
          </table:table-cell>
          <table:table-cell office:value-type="float" office:value="13.4187427362668" table:style-name="ce2">
            <text:p>13.41874274</text:p>
          </table:table-cell>
          <table:table-cell office:value-type="string" table:style-name="ce1">
            <text:p>16 nod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park</text:p>
          </table:table-cell>
          <table:table-cell office:value-type="float" office:value="114.342297388308" table:style-name="ce2">
            <text:p>114.3422974</text:p>
          </table:table-cell>
          <table:table-cell office:value-type="string" table:style-name="ce1">
            <text:p>16 node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SparkVsHadoop" table:style-name="ta1">
        <table:shapes>
          <draw:frame draw:z-index="1" draw:id="id8" draw:style-name="a8" draw:name="Chart 1" svg:x="3.4209in" svg:y="0.3843in" svg:width="6.3031in" svg:height="3.5366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2" table:number-columns-repeated="15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table:number-columns-spanned="2" table:number-rows-spanned="1" table:style-name="ce5"/>
          <table:covered-table-cell/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odes</text:p>
          </table:table-cell>
          <table:table-cell office:value-type="string" table:style-name="ce2">
            <text:p>Hadoop</text:p>
          </table:table-cell>
          <table:table-cell office:value-type="string" table:style-name="ce2">
            <text:p>Spar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 Node</text:p>
          </table:table-cell>
          <table:table-cell office:value-type="float" office:value="8.3472454090150308" table:style-name="ce2">
            <text:p>8.347245409</text:p>
          </table:table-cell>
          <table:table-cell office:value-type="float" office:value="12.984247510919801" table:style-name="ce2">
            <text:p>12.9842475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6 Nodes</text:p>
          </table:table-cell>
          <table:table-cell office:value-type="float" office:value="13.4187427362668" table:style-name="ce2">
            <text:p>13.41874274</text:p>
          </table:table-cell>
          <table:table-cell office:value-type="float" office:value="114.342297388308" table:style-name="ce2">
            <text:p>114.3422974</text:p>
          </table:table-cell>
          <table:table-cell table:number-columns-repeated="16381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Hadoop and Spark 1<text:span text:style-name="T2">st</text:span><text:s/>and 2<text:span text:style-name="T2">nd</text:span><text:s/>merged here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peedUp_Calculations" table:style-name="ta1">
        <table:shapes>
          <draw:frame draw:z-index="1" draw:id="id9" draw:style-name="a9" draw:name="Chart 1" svg:x="10.965in" svg:y="0.1921in" svg:width="4.4106in" svg:height="3.1075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Chart 2" svg:x="10.9697in" svg:y="3.6697in" svg:width="4.739in" svg:height="3.8177in" style:rel-width="scale" style:rel-height="scale">
            <draw:object xlink:href="Object 11/" xlink:type="simple" xlink:show="embed" xlink:actuate="onLoad"/>
            <svg:title/>
            <svg:desc/>
          </draw:frame>
          <draw:frame draw:z-index="3" draw:id="id11" draw:style-name="a11" draw:name="Chart 3" svg:x="10.9039in" svg:y="7.724in" svg:width="4.7665in" svg:height="3.980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Performance Speed up case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se I</text:p>
          </table:table-cell>
          <table:table-cell office:value-type="string" table:style-name="ce1">
            <text:p>Comparing the Spark and hadoop <text:s/>relative to <text:s/>the <text:s/>Shared memory <text:s/>Sort <text:s/>performanc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eed up for Shared Memory is</text:p>
          </table:table-cell>
          <table:table-cell table:number-columns-repeated="16382" table:style-name="ce1"/>
        </table:table-row>
        <table:table-row table:style-name="ro1">
          <table:table-cell table:number-columns-repeated="5" table:style-name="ce1"/>
          <table:table-cell office:value-type="string" table:style-name="ce2">
            <text:p>Hadoop (16 Node)</text:p>
          </table:table-cell>
          <table:table-cell office:value-type="string" table:style-name="ce2">
            <text:p>Spark(16 Node)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4.1346997549603302" table:formula="of:=[.C11]/[.B11]" table:style-name="ce2">
            <text:p>4.134699755</text:p>
          </table:table-cell>
          <table:table-cell office:value-type="float" office:value="35.232143449272719" table:formula="of:=[.D11]/[.B11]" table:style-name="ce2">
            <text:p>35.2321434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Shared memory</text:p>
          </table:table-cell>
          <table:table-cell office:value-type="string" table:style-name="ce2">
            <text:p>hadoop (16node)</text:p>
          </table:table-cell>
          <table:table-cell office:value-type="string" table:style-name="ce2">
            <text:p>spark(16node)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2453971343792398" table:style-name="ce2">
            <text:p>3.245397134</text:p>
          </table:table-cell>
          <table:table-cell office:value-type="float" office:value="13.4187427362668" table:style-name="ce2">
            <text:p>13.41874274</text:p>
          </table:table-cell>
          <table:table-cell office:value-type="float" office:value="114.342297388308" table:style-name="ce2">
            <text:p>114.3422974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Shared memory</text:p>
          </table:table-cell>
          <table:table-cell office:value-type="string" table:style-name="ce2">
            <text:p>hadoop (1node)</text:p>
          </table:table-cell>
          <table:table-cell office:value-type="string" table:style-name="ce2">
            <text:p>spark(1node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.2453971343792398" table:style-name="ce2">
            <text:p>3.245397134</text:p>
          </table:table-cell>
          <table:table-cell office:value-type="float" office:value="8.3472454090150308" table:style-name="ce2">
            <text:p>8.347245409</text:p>
          </table:table-cell>
          <table:table-cell office:value-type="float" office:value="12.984247510919801" table:style-name="ce2">
            <text:p>12.98424751</text:p>
          </table:table-cell>
          <table:table-cell table:number-columns-repeated="16380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Hadoop(1 Node)</text:p>
          </table:table-cell>
          <table:table-cell office:value-type="string" table:style-name="ce2">
            <text:p>Spark(1 Node)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.5720258764607684" table:formula="of:=[.C17]/[.B17]" table:style-name="ce2">
            <text:p>2.572025876</text:p>
          </table:table-cell>
          <table:table-cell office:value-type="float" office:value="4.0008193060179522" table:formula="of:=[.D17]/[.B17]" table:style-name="ce2">
            <text:p>4.000819306</text:p>
          </table:table-cell>
          <table:table-cell table:number-columns-repeated="16377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">
            <text:p>Case II</text:p>
          </table:table-cell>
          <table:table-cell office:value-type="string" table:style-name="ce1">
            <text:p>Comparing Spark-Speedup and Hadoop-Speed up relative to the Spark or Hadoop performance at 1 node scale respectively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hadoop (16node)</text:p>
          </table:table-cell>
          <table:table-cell office:value-type="string" table:style-name="ce2">
            <text:p>spark(16node)</text:p>
          </table:table-cell>
          <table:table-cell table:style-name="ce1"/>
          <table:table-cell office:value-type="string" table:style-name="ce2">
            <text:p>hadoop with Hadoop</text:p>
          </table:table-cell>
          <table:table-cell office:value-type="string" table:style-name="ce2">
            <text:p>spark with Spark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2"/>
          <table:table-cell office:value-type="float" office:value="13.4187427362668" table:style-name="ce2">
            <text:p>13.41874274</text:p>
          </table:table-cell>
          <table:table-cell office:value-type="float" office:value="114.342297388308" table:style-name="ce2">
            <text:p>114.3422974</text:p>
          </table:table-cell>
          <table:table-cell table:style-name="ce1"/>
          <table:table-cell office:value-type="float" office:value="1.6075653798047616" table:formula="of:=[.C47]/[.C51]" table:style-name="ce2">
            <text:p>1.60756538</text:p>
          </table:table-cell>
          <table:table-cell office:value-type="float" office:value="8.8062321125768506" table:formula="of:=[.D47]/[.C52]" table:style-name="ce2">
            <text:p>8.806232113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hadoop (1node)</text:p>
          </table:table-cell>
          <table:table-cell office:value-type="float" office:value="8.3472454090150308" table:style-name="ce2">
            <text:p>8.34724540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spark(1node)</text:p>
          </table:table-cell>
          <table:table-cell office:value-type="float" office:value="12.984247510919801" table:style-name="ce2">
            <text:p>12.9842475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2" table:style-name="ce2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bhishek Kedari</dc:creator>
    <meta:creation-date>2016-03-30T19:03:03Z</meta:creation-date>
    <dc:date>2016-04-02T04:03:45Z</dc:date>
    <meta:editing-cycles>141</meta:editing-cycles>
    <meta:editing-duration>PT590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2.4079527559055pt" svg:width="448.2143307086614pt" chart:style-name="Crt0">
        <chart:title chart:style-name="CT00">
          <text:p text:style-name="a0" text:class-names="" text:cond-style-name="">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Nodes</text:p>
            </chart:title>
            <chart:categories table:cell-range-address="Hadoop.$K$7:.$K$8"/>
          </chart:axis>
          <chart:series chart:label-cell-address="Hadoop.$L$6" chart:values-cell-range-address="Hadoop.$L$7:.$L$8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3.74pt" svg:width="317.5631496062992pt" chart:style-name="Crt0">
        <chart:title chart:style-name="CT00">
          <text:p text:style-name="a0" text:class-names="" text:cond-style-name="">Comparing the Spark-Seepup and Hadoop-speedup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Hadoop (16 Node)</text:p>
            </table:table-cell>
            <table:table-cell office:value-type="float" office:value="4.1346997549603302"/>
          </table:table-row>
          <table:table-row>
            <table:table-cell office:value-type="string">
              <text:p>Spark(16 Node)</text:p>
            </table:table-cell>
            <table:table-cell office:value-type="float" office:value="35.232143449272719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4.8743307086614pt" svg:width="341.2079527559055pt" chart:style-name="Crt0">
        <chart:title chart:style-name="CT00">
          <text:p text:style-name="a0" text:class-names="" text:cond-style-name="">Comparing the Spark-Seedup and Hadoo-Seepdup</text:p>
        </chart:title>
        <chart:legend chart:legend-position="end" chart:legend-align="center" chart:style-name="Lgnd"/>
        <chart:plot-area svg:x="25.67992125984252pt" svg:y="63.85755905511811pt" svg:width="245.8296062992126pt" svg:height="204.271023622047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Hadoop(1 Node)</text:p>
            </table:table-cell>
            <table:table-cell office:value-type="float" office:value="2.5720258764607684"/>
          </table:table-row>
          <table:table-row>
            <table:table-cell office:value-type="string">
              <text:p>Spark(1 Node)</text:p>
            </table:table-cell>
            <table:table-cell office:value-type="float" office:value="4.000819306017952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6103937007874pt" svg:width="343.1879527559055pt" chart:style-name="Crt0">
        <chart:title chart:style-name="CT00">
          <text:p text:style-name="a0" text:class-names="" text:cond-style-name="">Comparing Spark-Speedup and Hadoop-Speed up</text:p>
        </chart:title>
        <chart:legend chart:legend-position="end" chart:legend-align="center" chart:style-name="Lgnd"/>
        <chart:plot-area svg:x="6.660787401574803pt" svg:y="73.80653543307086pt" svg:width="272.8666141732284pt" svg:height="204.329055118110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hadoop with Hadoop</text:p>
            </table:table-cell>
            <table:table-cell office:value-type="float" office:value="1.6075653798047616"/>
          </table:table-row>
          <table:table-row>
            <table:table-cell office:value-type="string">
              <text:p>spark with Spark</text:p>
            </table:table-cell>
            <table:table-cell office:value-type="float" office:value="8.806232112576850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311811023622pt" svg:width="454.0247244094488pt" chart:style-name="Crt0">
        <chart:title chart:style-name="CT00">
          <text:p text:style-name="a0" text:class-names="" text:cond-style-name="">Execution line chart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hroughput</text:p>
              </table:table-cell>
            </table:table-row>
          </table:table-header-rows>
          <table:table-row>
            <table:table-cell office:value-type="string">
              <text:p>1 Node</text:p>
            </table:table-cell>
            <table:table-cell office:value-type="float" office:value="8.3472454090150308"/>
          </table:table-row>
          <table:table-row>
            <table:table-cell office:value-type="string">
              <text:p>16 Node</text:p>
            </table:table-cell>
            <table:table-cell office:value-type="float" office:value="13.418742736266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6351968503937pt" svg:width="454.1687401574803pt" chart:style-name="Crt0">
        <chart:title chart:style-name="CT00">
          <text:p text:style-name="a0" text:class-names="" text:cond-style-name="">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Nodes</text:p>
            </chart:title>
            <chart:categories table:cell-range-address="Spark.$I$6:.$I$7"/>
          </chart:axis>
          <chart:series chart:label-cell-address="Spark.$J$5" chart:values-cell-range-address="Spark.$J$6:.$J$7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8.4951968503937pt" svg:width="448.3871653543307pt" chart:style-name="Crt0">
        <chart:title chart:style-name="CT00">
          <text:p text:style-name="a0" text:class-names="" text:cond-style-name="">Execution line chart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hroughput</text:p>
              </table:table-cell>
            </table:table-row>
          </table:table-header-rows>
          <table:table-row>
            <table:table-cell office:value-type="string">
              <text:p>1 Nodes</text:p>
            </table:table-cell>
            <table:table-cell office:value-type="float" office:value="12.984247510919801"/>
          </table:table-row>
          <table:table-row>
            <table:table-cell office:value-type="string">
              <text:p>16 Nodes</text:p>
            </table:table-cell>
            <table:table-cell office:value-type="float" office:value="114.34229738830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5.7767716535433pt" svg:width="442.1735433070866pt" chart:style-name="Crt0">
        <chart:title chart:style-name="CT00">
          <text:p text:style-name="a0" text:class-names="" text:cond-style-name="">Throughpu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hroughput MB/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ncurrent Threads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MB/sec</text:p>
              </table:table-cell>
            </table:table-row>
          </table:table-header-rows>
          <table:table-row>
            <table:table-cell office:value-type="string">
              <text:p>1 Thread</text:p>
            </table:table-cell>
            <table:table-cell office:value-type="float" office:value="2.09083594966605"/>
          </table:table-row>
          <table:table-row>
            <table:table-cell office:value-type="string">
              <text:p>2 Thread</text:p>
            </table:table-cell>
            <table:table-cell office:value-type="float" office:value="2.4751844198031598"/>
          </table:table-row>
          <table:table-row>
            <table:table-cell office:value-type="string">
              <text:p>4 Thread</text:p>
            </table:table-cell>
            <table:table-cell office:value-type="float" office:value="3.0208432140080101"/>
          </table:table-row>
          <table:table-row>
            <table:table-cell office:value-type="string">
              <text:p>6 Thread</text:p>
            </table:table-cell>
            <table:table-cell office:value-type="float" office:value="3.1592132927058501"/>
          </table:table-row>
          <table:table-row>
            <table:table-cell office:value-type="string">
              <text:p>8 Thread</text:p>
            </table:table-cell>
            <table:table-cell office:value-type="float" office:value="3.2453971343792398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7.5055905511811pt" svg:width="399.5135433070866pt" chart:style-name="Crt0">
        <chart:title chart:style-name="CT00">
          <text:p text:style-name="a0" text:class-names="" text:cond-style-name="">Time to sort 10 GB of Data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ncurent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 in Seconds</text:p>
              </table:table-cell>
            </table:table-row>
          </table:table-header-rows>
          <table:table-row>
            <table:table-cell office:value-type="string">
              <text:p>1 Thread</text:p>
            </table:table-cell>
            <table:table-cell office:value-type="float" office:value="4782.7759999999998"/>
          </table:table-row>
          <table:table-row>
            <table:table-cell office:value-type="string">
              <text:p>2 Thread</text:p>
            </table:table-cell>
            <table:table-cell office:value-type="float" office:value="4040.1030000000001"/>
          </table:table-row>
          <table:table-row>
            <table:table-cell office:value-type="string">
              <text:p>4 Thread</text:p>
            </table:table-cell>
            <table:table-cell office:value-type="float" office:value="3310.3339999999998"/>
          </table:table-row>
          <table:table-row>
            <table:table-cell office:value-type="string">
              <text:p>6 Thread</text:p>
            </table:table-cell>
            <table:table-cell office:value-type="float" office:value="3165.3449999999998"/>
          </table:table-row>
          <table:table-row>
            <table:table-cell office:value-type="string">
              <text:p>8 Thread</text:p>
            </table:table-cell>
            <table:table-cell office:value-type="float" office:value="3081.286999999999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71.6703937007874pt" svg:width="465.5303937007874pt" chart:style-name="Crt0">
        <chart:title chart:style-name="CT00">
          <text:p text:style-name="a0" text:class-names="" text:cond-style-name="">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MB/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pplications</text:p>
            </chart:title>
            <chart:categories table:cell-range-address="SparkVsHadoopVsSharedmemory.$B$7:.$B$9"/>
          </chart:axis>
          <chart:series chart:label-cell-address="SparkVsHadoopVsSharedmemory.$C$6" chart:values-cell-range-address="SparkVsHadoopVsSharedmemory.$C$7:.$C$9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MB/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pplications</text:p>
            </chart:title>
            <chart:categories table:cell-range-address="SparkVsHadoopVsSharedmemory.$B$32:.$B$34"/>
          </chart:axis>
          <chart:series chart:label-cell-address="SparkVsHadoopVsSharedmemory.$C$31" chart:values-cell-range-address="SparkVsHadoopVsSharedmemory.$C$32:.$C$3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6351968503937pt" svg:width="453.8231496062992pt" chart:style-name="Crt0">
        <chart:title chart:style-name="CT00">
          <text:p text:style-name="a0" text:class-names="" text:cond-style-name="">Hadoop vs Spark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Nod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oughput MB/seconds</text:p>
            </chart:title>
            <chart:categories table:cell-range-address="SparkVsHadoop.$A$10:.$A$11"/>
          </chart:axis>
          <chart:series chart:label-cell-address="SparkVsHadoop.$B$9" chart:values-cell-range-address="SparkVsHadoop.$B$10:.$B$11" chart:class="chart:line" chart:attached-axis="primary-y" chart:style-name="G0S0">
            <chart:data-point chart:repeated="2"/>
          </chart:series>
          <chart:series chart:label-cell-address="SparkVsHadoop.$C$9" chart:values-cell-range-address="SparkVsHadoop.$C$10:.$C$11" chart:class="chart:line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